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2470" officeooo:paragraph-rsid="00132470"/>
    </style:style>
    <style:style style:name="P2" style:family="paragraph" style:parent-style-name="Standard" style:list-style-name="L1">
      <style:text-properties officeooo:rsid="00132470" officeooo:paragraph-rsid="00132470"/>
    </style:style>
    <style:style style:name="P3" style:family="paragraph" style:parent-style-name="Standard">
      <style:text-properties style:text-underline-style="solid" style:text-underline-width="auto" style:text-underline-color="font-color" fo:font-weight="bold" officeooo:rsid="00132470" officeooo:paragraph-rsid="00132470" style:font-weight-asian="bold" style:font-weight-complex="bold"/>
    </style:style>
    <style:style style:name="P4" style:family="paragraph" style:parent-style-name="Standard" style:list-style-name="L1">
      <style:text-properties officeooo:rsid="0014ca88" officeooo:paragraph-rsid="0014ca8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rovements to / problems with pyOpal GUI</text:p>
      <text:p text:style-name="P1"/>
      <text:list xml:id="list1394273186" text:style-name="L1">
        <text:list-item>
          <text:p text:style-name="P2">Seems to be some issues with the general multipoles:</text:p>
          <text:list>
            <text:list-item>
              <text:p text:style-name="P2">Could just be me not understanding how they work, but the end position given by OPAL doesn’t align with the ring if the multipole is too big, making the whole thing a bit off. However, this isn’t reflected by the field map produced, which implies elements are in a perfect circle. </text:p>
            </text:list-item>
            <text:list-item>
              <text:p text:style-name="P2">Bounding box defaults to zero in size. Fixed in GUI, but should maybe be changed in C++</text:p>
            </text:list-item>
          </text:list>
        </text:list-item>
        <text:list-item>
          <text:p text:style-name="P2">Ring space calculation assumes elements cling to edge of ring perfectly. This isn’t the case, and usually the filled ring is more like some sort of polygon, as well as RF cavitites making the ring deviate from a circle or polygon. It therefore implies the ring is full when it isn’t. I’ve made it so it doesn’t prevent the user placing more elements in case it isn’t really full. However, it’d be nice if it worked properly! Could maybe state the length of all element combined instead? Or angle taken up. </text:p>
        </text:list-item>
        <text:list-item>
          <text:p text:style-name="P2">Widgets are defined as attributes of the Gui class, which isn’t ideal as there’s lots of them and they get overwritten / destroyed a lot. I can’t find a way around this, as they usually need to be accessed in many methods and having them as variables would require each method to have way too many arguments. I feel like there must be a solution, but to be fair tkinter doesn’t lend itself to OOP very well. </text:p>
        </text:list-item>
        <text:list-item>
          <text:p text:style-name="P2">It’d be cool if more beam options could be chosen, like the number of slices etc. </text:p>
        </text:list-item>
        <text:list-item>
          <text:p text:style-name="P2">I would have liked to add tracking options, like letting the user specify the number of steps or the time per step etc. It’s easy to change these things in the code, but might be nice as a later addition.</text:p>
        </text:list-item>
        <text:list-item>
          <text:p text:style-name="P2">I think it’d be way easier to use if you could click on an element in the element list (main window) and change it’s attributes once its already been defined. This could be done by making the elements into buttons instead of text in a label, and binding the options window function for choosing settings to these buttons. This would then need the corresponding py_list index to be directly accessed and changed. The code for deleting an element also assumes they are displayed in the main window as text in a label, so this would need changing quite a bit. Might be a pain to implement, but shouldn’t need too much restructuring of code.</text:p>
        </text:list-item>
        <text:list-item>
          <text:p text:style-name="P2">Along similar lines to the last item, I think it’s be cool if you could delete an element after clicking on it, as currently you can only delete elements in order. </text:p>
        </text:list-item>
        <text:list-item>
          <text:p text:style-name="P2">Once more distribution stuff is implemented in C++ it’d be good to add it to the GUI. </text:p>
        </text:list-item>
        <text:list-item>
          <text:p text:style-name="P2">It would be good if the user could define more than 1 cell. I don’t think this would be hard to implement, but then again I haven’t tried! </text:p>
        </text:list-item>
        <text:list-item>
          <text:p text:style-name="P4">In no way essential, but I think it’d be nice if the colour of the text in the ring display key matched the colour it is saying.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16T13:51:52.245632297</meta:creation-date>
    <dc:date>2024-08-16T14:14:54.167164177</dc:date>
    <meta:editing-duration>PT1M43S</meta:editing-duration>
    <meta:editing-cycles>1</meta:editing-cycles>
    <meta:document-statistic meta:table-count="0" meta:image-count="0" meta:object-count="0" meta:page-count="1" meta:paragraph-count="13" meta:word-count="537" meta:character-count="2829" meta:non-whitespace-character-count="2309"/>
    <meta:generator>LibreOffice/6.4.7.2$Linux_X86_64 LibreOffice_project/40$Build-2</meta:generator>
  </office:meta>
</office:document-meta>
</file>